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NUEL BALCAZ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LOAYZA VELASQUEZ, WASHITON SANTO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2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OAYZA VELASQUEZ, WASHITON SANTO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/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8:36:1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